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9aa2f" officeooo:paragraph-rsid="0019aa2f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9aa2f" officeooo:paragraph-rsid="001cd10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d9075" officeooo:paragraph-rsid="001d9075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edf3e" officeooo:paragraph-rsid="001edf3e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aa2f" officeooo:paragraph-rsid="0019aa2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aa2f" officeooo:paragraph-rsid="001cd10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aa2f" officeooo:paragraph-rsid="001e019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aa2f" officeooo:paragraph-rsid="001edf3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72b7" officeooo:paragraph-rsid="0019aa2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72b7" officeooo:paragraph-rsid="001b72b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72b7" officeooo:paragraph-rsid="001cd10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d102" officeooo:paragraph-rsid="001cd10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3add" officeooo:paragraph-rsid="001e3ad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df3e" officeooo:paragraph-rsid="001edf3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4707" officeooo:paragraph-rsid="001f4707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0197" officeooo:paragraph-rsid="001e0197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bold" officeooo:rsid="001b72b7" officeooo:paragraph-rsid="001b72b7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e0197" officeooo:paragraph-rsid="001e0197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19aa2f" officeooo:paragraph-rsid="0019aa2f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19aa2f" officeooo:paragraph-rsid="001cd102" style:font-size-asian="16pt" style:font-weight-asian="bold" style:font-size-complex="16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d9075" officeooo:paragraph-rsid="001d9075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0e8f6" officeooo:paragraph-rsid="0020e8f6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9aa2f" officeooo:paragraph-rsid="001e019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9aa2f" officeooo:paragraph-rsid="001edf3e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9aa2f" officeooo:paragraph-rsid="0020e8f6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aa2f" officeooo:paragraph-rsid="0020e8f6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176c6" officeooo:paragraph-rsid="002176c6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0197" officeooo:paragraph-rsid="0020e8f6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1edf3e" officeooo:paragraph-rsid="001edf3e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20e8f6" officeooo:paragraph-rsid="0020e8f6" style:font-size-asian="16pt" style:font-weight-asian="bold" style:font-size-complex="16pt" style:font-weight-complex="bold"/>
    </style:style>
    <style:style style:name="P31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cd102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officeooo:rsid="001cd102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1e0197" style:font-weight-asian="normal" style:font-weight-complex="normal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style:font-size-asian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tes</text:p>
      <text:list xml:id="list4019356011161518606" text:style-name="L1">
        <text:list-item>
          <text:p text:style-name="P21"><text:span text:style-name="T11">Tests with HAProxy seem to use all the resources available, which is not the case with test with Nginx… </text:span><text:span text:style-name="T12">however, the computer runs pretty slowly with Nginx and not with HAProxy.</text:span></text:p>
        </text:list-item>
      </text:list>
      <text:p text:style-name="P19">haproxy_lxd_containers</text:p>
      <text:p text:style-name="P1"/>
      <text:p text:style-name="P5"><text:span text:style-name="T4">Command</text:span><text:span text:style-name="T2">: ab -n 100 -c 10 </text:span><text:a xlink:type="simple" xlink:href="http://load-balancer-ip/thredds/fileServer/collection1/singleDataset.nc" text:style-name="Internet_20_link" text:visited-style-name="Visited_20_Internet_20_Link"><text:span text:style-name="T2">http://</text:span></text:a><text:a xlink:type="simple" xlink:href="http://load-balancer-ip/thredds/fileServer/collection1/singleDataset.nc" text:style-name="Internet_20_link" text:visited-style-name="Visited_20_Internet_20_Link"><text:span text:style-name="T3">LOAD-BAL-IP</text:span></text:a><text:a xlink:type="simple" xlink:href="http://load-balancer-ip/thredds/fileServer/collection1/singleDataset.nc" text:style-name="Internet_20_link" text:visited-style-name="Visited_20_Internet_20_Link"><text:span text:style-name="T2">/thredds/fileServer/collection1/singleDataset.nc</text:span></text:a></text:p>
      <text:p text:style-name="P9"/>
      <text:p text:style-name="P10">Time taken for tests: <text:s text:c="2"/>186.843 seconds</text:p>
      <text:p text:style-name="P10">Failed requests: <text:s text:c="7"/>0</text:p>
      <text:p text:style-name="P10">Total transferred: <text:s text:c="5"/>107374207400 bytes</text:p>
      <text:p text:style-name="P10">Requests per second: <text:s text:c="3"/>0.54 [#/sec] (mean)</text:p>
      <text:p text:style-name="P10">Time per request: <text:s text:c="6"/>18684.337 [ms] (mean)</text:p>
      <text:p text:style-name="P17"><text:span text:style-name="T5">Time per request: <text:s text:c="6"/>1868.434 [ms]</text:span> <text:span text:style-name="T1">(mean, across all concurrent requests)</text:span></text:p>
      <text:p text:style-name="P10">Transfer rate: <text:s text:c="9"/>561206.02 [Kbytes/sec] received</text:p>
      <text:p text:style-name="P10"/>
      <text:p text:style-name="P10">Connection Times (ms)</text:p>
      <text:p text:style-name="P10"><text:s text:c="21"/>min <text:s text:c="6"/>mean <text:s text:c="3"/>[+/-sd] <text:s text:c="2"/>median <text:s text:c="2"/>max</text:p>
      <text:p text:style-name="P10">Connect: <text:s text:c="7"/>0 <text:s text:c="13"/>0 <text:s text:c="9"/>0.3 <text:s text:c="9"/>0 <text:s text:c="9"/>2</text:p>
      <text:p text:style-name="P10">Processing: 16035 <text:s/>18584 <text:s text:c="5"/>1039.1 <text:s/>18515 <text:s text:c="2"/>20503</text:p>
      <text:p text:style-name="P10">Waiting: <text:s text:c="7"/>2 <text:s text:c="13"/>11 <text:s text:c="9"/>9.0 <text:s text:c="7"/>8 <text:s text:c="9"/>49</text:p>
      <text:p text:style-name="P10">Total: <text:s text:c="8"/>16035 <text:s text:c="3"/>18584 <text:s text:c="5"/>1039.2 <text:s/>18515 <text:s text:c="2"/>20503</text:p>
      <text:p text:style-name="P10"><draw:line text:anchor-type="paragraph" draw:z-index="0" draw:name="Shape1" draw:style-name="gr1" draw:text-style-name="P31" svg:x1="-0.0965in" svg:y1="0.161in" svg:x2="7.1953in" svg:y2="0.1819in"><text:p/></draw:line></text:p>
      <text:p text:style-name="P10"/>
      <text:p text:style-name="P6"><text:span text:style-name="T4">Command</text:span><text:span text:style-name="T2">: ab -n 100 -c 10 </text:span><text:a xlink:type="simple" xlink:href="http://load-balancer-ip/thredds/fileServer/collection1/singleDataset.nc" text:style-name="Internet_20_link" text:visited-style-name="Visited_20_Internet_20_Link"><text:span text:style-name="T2">http://</text:span></text:a><text:a xlink:type="simple" xlink:href="http://load-balancer-ip/thredds/fileServer/collection1/singleDataset.nc" text:style-name="Internet_20_link" text:visited-style-name="Visited_20_Internet_20_Link"><text:span text:style-name="T3">SERVER-IP</text:span></text:a><text:a xlink:type="simple" xlink:href="http://load-balancer-ip/thredds/fileServer/collection1/singleDataset.nc" text:style-name="Internet_20_link" text:visited-style-name="Visited_20_Internet_20_Link"><text:span text:style-name="T2">/thredds/fileServer/collection1/singleDataset.nc</text:span></text:a></text:p>
      <text:p text:style-name="P6"/>
      <text:p text:style-name="P12">Concurrency Level: <text:s text:c="5"/>10</text:p>
      <text:p text:style-name="P12">Time taken for tests: <text:s text:c="2"/>110.098 seconds</text:p>
      <text:p text:style-name="P12">Complete requests: <text:s text:c="5"/>100</text:p>
      <text:p text:style-name="P12">Failed requests: <text:s text:c="7"/>0</text:p>
      <text:p text:style-name="P12">Total transferred: <text:s text:c="5"/>107374207400 bytes</text:p>
      <text:p text:style-name="P12">HTML transferred: <text:s text:c="6"/>107374182400 bytes</text:p>
      <text:p text:style-name="P12">Requests per second: <text:s text:c="3"/>0.91 [#/sec] (mean)</text:p>
      <text:p text:style-name="P12">Time per request: <text:s text:c="6"/>11009.819 [ms] (mean)</text:p>
      <text:p text:style-name="P12"><text:span text:style-name="T6">Time per request: <text:s text:c="6"/>1100.982 [ms]</text:span> (mean, across all concurrent requests)</text:p>
      <text:p text:style-name="P12">Transfer rate: <text:s text:c="9"/>952400.97 [Kbytes/sec] received</text:p>
      <text:p text:style-name="P12"/>
      <text:p text:style-name="P12">Connection Times (ms)</text:p>
      <text:p text:style-name="P12"><text:s text:c="20"/>min <text:s/>mean [+/-sd] median <text:s text:c="2"/>max</text:p>
      <text:p text:style-name="P12">Connect: <text:s text:c="7"/>0 <text:s text:c="7"/>0 <text:s text:c="6"/>0.4 <text:s text:c="7"/>0 <text:s text:c="9"/>3</text:p>
      <text:p text:style-name="P12">Processing: <text:s/>9133 10912 698.2 <text:s/>10854 <text:s text:c="2"/>12861</text:p>
      <text:p text:style-name="P12">Waiting: <text:s text:c="7"/>1 <text:s text:c="8"/>9 <text:s text:c="5"/>22.1 <text:s text:c="5"/>4 <text:s text:c="8"/>211</text:p>
      <text:p text:style-name="P12">Total: <text:s text:c="6"/>9133 <text:s text:c="2"/>10912 698.2 <text:s text:c="2"/>10854 <text:s text:c="2"/>12861</text:p>
      <text:p text:style-name="P12"/>
      <text:p text:style-name="P11"/>
      <text:p text:style-name="P10"/>
      <text:p text:style-name="P20"><text:span text:style-name="T9">nginx</text:span>_lxd_containers</text:p>
      <text:p text:style-name="P2"/>
      <text:p text:style-name="P7"><text:span text:style-name="T4">Command</text:span><text:span text:style-name="T2">: ab -n 100 -c 10 </text:span><text:a xlink:type="simple" xlink:href="http://load-balancer-ip/thredds/fileServer/collection1/singleDataset.nc" text:style-name="Internet_20_link" text:visited-style-name="Visited_20_Internet_20_Link"><text:span text:style-name="T2">http://</text:span></text:a><text:a xlink:type="simple" xlink:href="http://load-balancer-ip/thredds/fileServer/collection1/singleDataset.nc" text:style-name="Internet_20_link" text:visited-style-name="Visited_20_Internet_20_Link"><text:span text:style-name="T3">LOAD-BAL-IP</text:span></text:a><text:a xlink:type="simple" xlink:href="http://load-balancer-ip/thredds/fileServer/collection1/singleDataset.nc" text:style-name="Internet_20_link" text:visited-style-name="Visited_20_Internet_20_Link"><text:span text:style-name="T2">/thredds/fileServer/collection1/singleDataset.nc</text:span></text:a></text:p>
      <text:p text:style-name="P16"/>
      <text:p text:style-name="P16">Time taken for tests: <text:s text:c="2"/>523.028 seconds</text:p>
      <text:p text:style-name="P16">Complete requests: <text:s text:c="5"/>100</text:p>
      <text:p text:style-name="P16">Failed requests: <text:s text:c="7"/>0</text:p>
      <text:p text:style-name="P16">Total transferred: <text:s text:c="5"/>107374206900 bytes</text:p>
      <text:p text:style-name="P16">HTML transferred: <text:s text:c="6"/>107374182400 bytes</text:p>
      <text:p text:style-name="P16">Requests per second: <text:s text:c="3"/>0.19 [#/sec] (mean)</text:p>
      <text:p text:style-name="P16">Time per request: <text:s text:c="6"/>52302.773 [ms] (mean)</text:p>
      <text:p text:style-name="P18">Time per request: <text:s text:c="6"/>5230.277 [ms] (mean, across all concurrent requests)</text:p>
      <text:p text:style-name="P16">Transfer rate: <text:s text:c="9"/>200481.96 [Kbytes/sec] received</text:p>
      <text:p text:style-name="P16"/>
      <text:p text:style-name="P16">Connection Times (ms)</text:p>
      <text:p text:style-name="P16"><text:s text:c="14"/>min <text:s text:c="11"/>mean <text:s text:c="2"/>[+/-sd] <text:s text:c="2"/>median <text:s text:c="2"/>max</text:p>
      <text:p text:style-name="P16">Connect: <text:s text:c="7"/>0 <text:s text:c="11"/>0 <text:s text:c="9"/>0.1 <text:s text:c="9"/>0 <text:s text:c="9"/>1</text:p>
      <text:p text:style-name="P16">Processing: 10489 <text:s text:c="2"/>51498 25599.9 <text:s/>48420 <text:s/>123797</text:p>
      <text:p text:style-name="P16">Waiting: <text:s text:c="6"/>16 <text:s text:c="7"/>10419 7024.3 <text:s text:c="4"/>7679 <text:s text:c="2"/>28859</text:p>
      <text:p text:style-name="P16">Total: <text:s text:c="6"/>10489 <text:s text:c="6"/>51498 25600.0 <text:s/>48420 <text:s/>123797</text:p>
      <text:p text:style-name="P16"/>
      <text:p text:style-name="P16"><draw:line text:anchor-type="paragraph" draw:z-index="1" draw:name="Shape2" draw:style-name="gr1" draw:text-style-name="P31" svg:x1="-0.0547in" svg:y1="0.102in" svg:x2="6.8618in" svg:y2="0.1122in"><text:p/></draw:line></text:p>
      <text:p text:style-name="P16"/>
      <text:p text:style-name="P7"><text:span text:style-name="T4">Command</text:span><text:span text:style-name="T2">: ab -n 100 -c 10 </text:span><text:a xlink:type="simple" xlink:href="http://SERVER-IP/thredds/fileServer/collection1/singleDataset.nc" text:style-name="Internet_20_link" text:visited-style-name="Visited_20_Internet_20_Link"><text:span text:style-name="T2">http://</text:span></text:a><text:a xlink:type="simple" xlink:href="http://SERVER-IP/thredds/fileServer/collection1/singleDataset.nc" text:style-name="Internet_20_link" text:visited-style-name="Visited_20_Internet_20_Link"><text:span text:style-name="T3">SERVER-IP</text:span></text:a><text:a xlink:type="simple" xlink:href="http://SERVER-IP/thredds/fileServer/collection1/singleDataset.nc" text:style-name="Internet_20_link" text:visited-style-name="Visited_20_Internet_20_Link"><text:span text:style-name="T2">/thredds/fileServer/collection1/singleDataset.nc</text:span></text:a></text:p>
      <text:p text:style-name="P23"/>
      <text:p text:style-name="P13">Concurrency Level: <text:s text:c="5"/>10</text:p>
      <text:p text:style-name="P13">Time taken for tests: <text:s text:c="2"/>110.420 seconds</text:p>
      <text:p text:style-name="P13">Complete requests: <text:s text:c="5"/>100</text:p>
      <text:p text:style-name="P13">Failed requests: <text:s text:c="7"/>0</text:p>
      <text:p text:style-name="P13">Total transferred: <text:s text:c="5"/>107374207400 bytes</text:p>
      <text:p text:style-name="P13">HTML transferred: <text:s text:c="6"/>107374182400 bytes</text:p>
      <text:p text:style-name="P13">Requests per second: <text:s text:c="3"/>0.91 [#/sec] (mean)</text:p>
      <text:p text:style-name="P13">Time per request: <text:s text:c="6"/>11041.982 [ms] (mean)</text:p>
      <text:p text:style-name="P13"><text:span text:style-name="T6">Time per request: <text:s text:c="6"/>1104.198 [ms] </text:span>(mean, across all concurrent requests)</text:p>
      <text:p text:style-name="P13">Transfer rate: <text:s text:c="9"/>949626.83 [Kbytes/sec] received</text:p>
      <text:p text:style-name="P13"/>
      <text:p text:style-name="P13">Connection Times (ms)</text:p>
      <text:p text:style-name="P13"><text:s text:c="20"/>min <text:s/>mean <text:s text:c="3"/>[+/-sd] median <text:s text:c="2"/>max</text:p>
      <text:p text:style-name="P13">Connect: <text:s text:c="7"/>0 <text:s text:c="7"/>0 <text:s text:c="10"/>0.3 <text:s text:c="5"/>0 <text:s text:c="11"/>3</text:p>
      <text:p text:style-name="P13">Processing: <text:s/>8440 10883 1139.9 <text:s/>10706 <text:s text:c="2"/>14880</text:p>
      <text:p text:style-name="P13">Waiting: <text:s text:c="7"/>2 <text:s text:c="8"/>13 <text:s text:c="6"/>24.9 <text:s text:c="5"/>5 <text:s text:c="6"/>193</text:p>
      <text:p text:style-name="P13">Total: <text:s text:c="6"/>8440 <text:s text:c="2"/>10883 <text:s text:c="2"/>1140.0 <text:s/>10706 <text:s text:c="2"/>14880</text:p>
      <text:p text:style-name="P30">mod_jk_lxd_containers</text:p>
      <text:p text:style-name="P22"/>
      <text:p text:style-name="P26"><text:span text:style-name="T4">Command</text:span><text:span text:style-name="T2">: ab -n 100 -c 10 </text:span><text:a xlink:type="simple" xlink:href="http://LOAD-BAL-IP/thredds/fileServer/collection1/singleDataset.nc" text:style-name="Internet_20_link" text:visited-style-name="Visited_20_Internet_20_Link"><text:span text:style-name="T2">http://</text:span></text:a><text:a xlink:type="simple" xlink:href="http://LOAD-BAL-IP/thredds/fileServer/collection1/singleDataset.nc" text:style-name="Internet_20_link" text:visited-style-name="Visited_20_Internet_20_Link"><text:span text:style-name="T3">LOAD-BAL-IP</text:span></text:a><text:a xlink:type="simple" xlink:href="http://LOAD-BAL-IP/thredds/fileServer/collection1/singleDataset.nc" text:style-name="Internet_20_link" text:visited-style-name="Visited_20_Internet_20_Link"><text:span text:style-name="T2">/thredds/fileServer/collection1/singleDataset.nc</text:span></text:a></text:p>
      <text:p text:style-name="P26"><text:span text:style-name="T2"/></text:p>
      <text:p text:style-name="P27">Concurrency Level: <text:s text:c="5"/>10</text:p>
      <text:p text:style-name="P27">Time taken for tests: <text:s text:c="2"/>107.023 seconds</text:p>
      <text:p text:style-name="P27">Complete requests: <text:s text:c="5"/>100</text:p>
      <text:p text:style-name="P27">Failed requests: <text:s text:c="7"/>0</text:p>
      <text:p text:style-name="P27">Total transferred: <text:s text:c="5"/>107374207400 bytes</text:p>
      <text:p text:style-name="P27">HTML transferred: <text:s text:c="6"/>107374182400 bytes</text:p>
      <text:p text:style-name="P27">Requests per second: <text:s text:c="3"/>0.93 [#/sec] (mean)</text:p>
      <text:p text:style-name="P27"><text:span text:style-name="T14">Time per request: <text:s text:c="6"/>10702.322 [ms]</text:span> (mean)</text:p>
      <text:p text:style-name="P27"><text:span text:style-name="T6">Time per request: <text:s text:c="6"/>1070.232 [ms] </text:span>(mean, across all concurrent requests)</text:p>
      <text:p text:style-name="P27">Transfer rate: <text:s text:c="9"/>979765.21 [Kbytes/sec] received</text:p>
      <text:p text:style-name="P26"><text:span text:style-name="T2"/></text:p>
      <text:p text:style-name="P26"><text:span text:style-name="T2"/></text:p>
      <text:p text:style-name="P28"><draw:line text:anchor-type="paragraph" draw:z-index="3" draw:name="Shape2" draw:style-name="gr1" draw:text-style-name="P31" svg:x1="-0.0547in" svg:y1="0.102in" svg:x2="6.8618in" svg:y2="0.1122in"><text:p/></draw:line></text:p>
      <text:p text:style-name="P28"/>
      <text:p text:style-name="P26"><text:span text:style-name="T4">Command</text:span><text:span text:style-name="T2">: ab -n 100 -c 10 </text:span><text:a xlink:type="simple" xlink:href="http://SERVER-IP/thredds/fileServer/collection1/singleDataset.nc" text:style-name="Internet_20_link" text:visited-style-name="Visited_20_Internet_20_Link"><text:span text:style-name="T2">http://</text:span></text:a><text:a xlink:type="simple" xlink:href="http://SERVER-IP/thredds/fileServer/collection1/singleDataset.nc" text:style-name="Internet_20_link" text:visited-style-name="Visited_20_Internet_20_Link"><text:span text:style-name="T3">SERVER-IP</text:span></text:a><text:a xlink:type="simple" xlink:href="http://SERVER-IP/thredds/fileServer/collection1/singleDataset.nc" text:style-name="Internet_20_link" text:visited-style-name="Visited_20_Internet_20_Link"><text:span text:style-name="T2">/thredds/fileServer/collection1/singleDataset.nc</text:span></text:a></text:p>
      <text:p text:style-name="P25"><text:span text:style-name="T2"/></text:p>
      <text:p text:style-name="P27">Concurrency Level: <text:s text:c="5"/>10</text:p>
      <text:p text:style-name="P27">Time taken for tests: <text:s text:c="2"/>109.532 seconds</text:p>
      <text:p text:style-name="P27">Complete requests: <text:s text:c="5"/>100</text:p>
      <text:p text:style-name="P27">Failed requests: <text:s text:c="7"/>0</text:p>
      <text:p text:style-name="P27">Total transferred: <text:s text:c="5"/>107374207400 bytes</text:p>
      <text:p text:style-name="P27">HTML transferred: <text:s text:c="6"/>107374182400 bytes</text:p>
      <text:p text:style-name="P27">Requests per second: <text:s text:c="3"/>0.91 [#/sec] (mean)</text:p>
      <text:p text:style-name="P27">Time per request: <text:s text:c="6"/>10953.150 [ms] (mean)</text:p>
      <text:p text:style-name="P27"><text:span text:style-name="T6">Time per request: <text:s text:c="6"/>1095.315 [ms]</text:span> (mean, across all concurrent requests)</text:p>
      <text:p text:style-name="P27">Transfer rate: <text:s text:c="9"/>957328.47 [Kbytes/sec] received</text:p>
      <text:p text:style-name="P29">lvs_lxd_containers</text:p>
      <text:p text:style-name="P4"/>
      <text:p text:style-name="P14">Concurrency Level: <text:s text:c="5"/>10</text:p>
      <text:p text:style-name="P14">Time taken for tests: <text:s text:c="2"/>139.283 seconds</text:p>
      <text:p text:style-name="P14">Complete requests: <text:s text:c="5"/>100</text:p>
      <text:p text:style-name="P14">Failed requests: <text:s text:c="7"/>0</text:p>
      <text:p text:style-name="P14">Total transferred: <text:s text:c="5"/>107374207400 bytes</text:p>
      <text:p text:style-name="P14">HTML transferred: <text:s text:c="6"/>107374182400 bytes</text:p>
      <text:p text:style-name="P14">Requests per second: <text:s text:c="3"/>0.72 [#/sec] (mean)</text:p>
      <text:p text:style-name="P14">Time per request: <text:s text:c="6"/>13928.325 [ms] (mean)</text:p>
      <text:p text:style-name="P14"><text:span text:style-name="T6">Time per request: <text:s text:c="6"/>1392.833 [ms]</text:span> (mean, across all concurrent requests)</text:p>
      <text:p text:style-name="P14">Transfer rate: <text:s text:c="9"/>752837.27 [Kbytes/sec] received</text:p>
      <text:p text:style-name="P14"/>
      <text:p text:style-name="P14">Connection Times (ms)</text:p>
      <text:p text:style-name="P14"><text:s text:c="19"/>min <text:s text:c="5"/>mean[+/-sd] <text:s text:c="2"/>median <text:s/>max</text:p>
      <text:p text:style-name="P14">Connect: <text:s text:c="7"/>0 <text:s text:c="8"/>0 <text:s text:c="6"/>0.4 <text:s text:c="9"/>0 <text:s text:c="8"/>2</text:p>
      <text:p text:style-name="P14">Processing: <text:s/>7509 13616 1995.0 <text:s/>13707 <text:s text:c="2"/>19136</text:p>
      <text:p text:style-name="P14">Waiting: <text:s text:c="7"/>3 <text:s text:c="8"/>28 <text:s text:c="6"/>22.2 <text:s text:c="4"/>22 <text:s text:c="8"/>88</text:p>
      <text:p text:style-name="P14">Total: <text:s text:c="6"/>7509 <text:s text:c="4"/>13616 <text:s/>1995.0 <text:s/>13707 <text:s text:c="2"/>19136</text:p>
      <text:p text:style-name="P14"/>
      <text:p text:style-name="P14"/>
      <text:p text:style-name="P14"><draw:line text:anchor-type="paragraph" draw:z-index="2" draw:name="Shape2" draw:style-name="gr1" draw:text-style-name="P31" svg:x1="-0.0547in" svg:y1="0.102in" svg:x2="6.8618in" svg:y2="0.1122in"><text:p/></draw:line></text:p>
      <text:p text:style-name="P14"/>
      <text:p text:style-name="P8"><text:span text:style-name="T4">Command</text:span><text:span text:style-name="T2">: ab -n 100 -c 10 </text:span><text:a xlink:type="simple" xlink:href="http://SERVER-IP/thredds/fileServer/collection1/singleDataset.nc" text:style-name="Internet_20_link" text:visited-style-name="Visited_20_Internet_20_Link"><text:span text:style-name="T2">http://</text:span></text:a><text:a xlink:type="simple" xlink:href="http://SERVER-IP/thredds/fileServer/collection1/singleDataset.nc" text:style-name="Internet_20_link" text:visited-style-name="Visited_20_Internet_20_Link"><text:span text:style-name="T3">SERVER-IP</text:span></text:a><text:a xlink:type="simple" xlink:href="http://SERVER-IP/thredds/fileServer/collection1/singleDataset.nc" text:style-name="Internet_20_link" text:visited-style-name="Visited_20_Internet_20_Link"><text:span text:style-name="T2">/thredds/fileServer/collection1/singleDataset.nc</text:span></text:a></text:p>
      <text:p text:style-name="P24"/>
      <text:p text:style-name="P15">Concurrency Level: <text:s text:c="5"/>10</text:p>
      <text:p text:style-name="P15">Time taken for tests: <text:s text:c="2"/>106.226 seconds</text:p>
      <text:p text:style-name="P15">Complete requests: <text:s text:c="5"/>100</text:p>
      <text:p text:style-name="P15">Failed requests: <text:s text:c="7"/>0</text:p>
      <text:p text:style-name="P15">Total transferred: <text:s text:c="5"/>107374207400 bytes</text:p>
      <text:p text:style-name="P15">HTML transferred: <text:s text:c="6"/>107374182400 bytes</text:p>
      <text:p text:style-name="P15">Requests per second: <text:s text:c="3"/>0.94 [#/sec] (mean)</text:p>
      <text:p text:style-name="P15">Time per request: <text:s text:c="6"/>10622.603 [ms] (mean)</text:p>
      <text:p text:style-name="P15"><text:span text:style-name="T6">Time per request: <text:s text:c="6"/>1062.260 [ms]</text:span> (mean, across all concurrent requests)</text:p>
      <text:p text:style-name="P15">Transfer rate: <text:s text:c="9"/>987118.01 [Kbytes/sec] received</text:p>
      <text:p text:style-name="P15"/>
      <text:p text:style-name="P15">Connection Times (ms)</text:p>
      <text:p text:style-name="P15"><text:s text:c="14"/>min <text:s text:c="9"/>mean <text:s/>[+/-sd] median <text:s text:c="2"/>max</text:p>
      <text:p text:style-name="P15">Connect: <text:s text:c="7"/>0 <text:s text:c="8"/>0 <text:s text:c="7"/>0.3 <text:s text:c="8"/>0 <text:s text:c="8"/>2</text:p>
      <text:p text:style-name="P15">Processing: <text:s/>8724 10592 <text:s/>738.3 <text:s/>10614 <text:s text:c="2"/>13423</text:p>
      <text:p text:style-name="P15">Waiting: <text:s text:c="7"/>2 <text:s text:c="9"/>6 <text:s text:c="7"/>6.8 <text:s text:c="7"/>3 <text:s text:c="8"/>36</text:p>
      <text:p text:style-name="P15">Total: <text:s text:c="6"/>8724 <text:s text:c="4"/>10593 <text:s/>738.3 <text:s/>10614 <text:s text:c="2"/>13423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0:11:38.532593408</meta:creation-date>
    <meta:generator>LibreOffice/5.1.6.2$Linux_X86_64 LibreOffice_project/10m0$Build-2</meta:generator>
    <dc:date>2018-09-10T10:08:43.185682049</dc:date>
    <meta:editing-duration>PT45M17S</meta:editing-duration>
    <meta:editing-cycles>4</meta:editing-cycles>
    <meta:document-statistic meta:table-count="0" meta:image-count="0" meta:object-count="0" meta:page-count="5" meta:paragraph-count="125" meta:word-count="664" meta:character-count="5882" meta:non-whitespace-character-count="4205"/>
  </office:meta>
</office:document-meta>
</file>